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666666" draw:marker-start-width="0.65cm" draw:marker-end-width="0.65cm" draw:fill-color="#ffffff" draw:textarea-horizontal-align="justify" draw:textarea-vertical-align="middle" draw:auto-grow-height="false" fo:padding-top="0.15cm" fo:padding-bottom="0.75cm" fo:padding-left="0.15cm" fo:padding-right="0.15cm"/>
    </style:style>
    <style:style style:name="gr2" style:family="graphic" style:parent-style-name="standard">
      <style:graphic-properties svg:stroke-color="#ffffff" svg:stroke-opacity="0%" draw:fill="gradient" draw:fill-gradient-name="Gradient_20_9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svg:stroke-opacity="0%" draw:fill="gradient" draw:fill-gradient-name="Gradient_20_10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svg:stroke-opacity="0%" draw:fill="gradient" draw:fill-gradient-name="Gradient_20_11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svg:stroke-opacity="0%" draw:fill="gradient" draw:fill-gradient-name="Gray_20_Gradient_20_1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svg:stroke-opacity="0%" draw:fill="gradient" draw:fill-gradient-name="Gradient_20_12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33ff" fo:font-family="Calibri" style:font-family-generic="swiss" style:font-pitch="variable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" style:family="text">
      <style:text-properties fo:color="#9933ff" fo:font-family="Calibri" style:font-family-generic="swiss" style:font-pitch="variable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WEB-Draw-klein">
        <draw:custom-shape draw:style-name="gr1" draw:text-style-name="P2" draw:layer="layout" svg:width="2.637cm" svg:height="2.637cm" svg:x="0.181cm" svg:y="0.181cm">
          <text:p text:style-name="P1"><text:span text:style-name="T1">G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0.818cm" svg:height="0.454cm" svg:x="0.363cm" svg:y="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55cm" svg:height="0.454cm" svg:x="1.181cm" svg:y="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3cm" svg:height="0.454cm" svg:x="1.636cm" svg:y="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2cm" svg:height="0.454cm" svg:x="1.909cm" svg:y="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55cm" svg:height="0.454cm" svg:x="2.181cm" svg:y="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00cc00" draw:end-color="#ffff00" draw:start-intensity="100%" draw:end-intensity="100%" draw:angle="900" draw:border="0%"/>
    <draw:gradient draw:name="Gradient_20_11" draw:display-name="Gradient 11" draw:style="linear" draw:start-color="#ffff00" draw:end-color="#ff6600" draw:start-intensity="100%" draw:end-intensity="100%" draw:angle="900" draw:border="0%"/>
    <draw:gradient draw:name="Gradient_20_12" draw:display-name="Gradient 12" draw:style="linear" draw:start-color="#cc0000" draw:end-color="#000000" draw:start-intensity="100%" draw:end-intensity="100%" draw:angle="9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ff" draw:end-color="#00cc00" draw:start-intensity="100%" draw:end-intensity="100%" draw:angle="900" draw:border="0%"/>
    <draw:gradient draw:name="Gray_20_Gradient_20_1" draw:display-name="Gray Gradient 1" draw:style="linear" draw:start-color="#ff6600" draw:end-color="#cc0000" draw:start-intensity="100%" draw:end-intensity="100%" draw:angle="9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3-11-18T20:46:56.89</meta:creation-date>
    <dc:language>de-DE</dc:language>
    <meta:editing-cycles>11</meta:editing-cycles>
    <meta:editing-duration>PT29M11S</meta:editing-duration>
    <dc:title>WEB-Draw-klein</dc:title>
    <meta:initial-creator>Martin Korneffel</meta:initial-creator>
    <dc:date>2013-11-18T21:43:26.36</dc:date>
    <dc:creator>Martin Korneffel</dc:creator>
    <meta:document-statistic meta:object-count="7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../../../Users/Martin/AppData/Roaming/OpenOffice/4/user/template/WEB-Draw-klein.otg" meta:date="2013-11-18T20:46:54.43"/>
  </office:meta>
</office:document-meta>
</file>